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10.964cm"/>
    </style:style>
    <style:style style:name="co3" style:family="table-column">
      <style:table-column-properties fo:break-before="auto" style:column-width="8.368cm"/>
    </style:style>
    <style:style style:name="co4" style:family="table-column">
      <style:table-column-properties fo:break-before="auto" style:column-width="4.39cm"/>
    </style:style>
    <style:style style:name="co5" style:family="table-column">
      <style:table-column-properties fo:break-before="auto" style:column-width="3.424cm"/>
    </style:style>
    <style:style style:name="co6" style:family="table-column">
      <style:table-column-properties fo:break-before="auto" style:column-width="9.73cm"/>
    </style:style>
    <style:style style:name="co7" style:family="table-column">
      <style:table-column-properties fo:break-before="auto" style:column-width="6.8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SI</text:p>
          </table:table-cell>
          <table:table-cell office:value-type="string" calcext:value-type="string">
            <text:p>Organization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Contract Expiration (PST)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upport Level</text:p>
          </table:table-cell>
          <table:table-cell table:style-name="ce2" office:value-type="string" calcext:value-type="string">
            <text:p>Patch Download Access</text:p>
          </table:table-cell>
        </table:table-row>
        <table:table-row table:style-name="ro1">
          <table:table-cell office:value-type="float" office:value="16251591" calcext:value-type="float">
            <text:p>1625159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Database Enterprise Edition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6251591" calcext:value-type="float">
            <text:p>1625159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Real Application Clusters - Processor Perpetual</text:p>
          </table:table-cell>
          <table:table-cell table:style-name="ce4" office:value-type="string" calcext:value-type="string">
            <text:p>29-Nov-2015</text:p>
          </table:table-cell>
          <table:table-cell table:style-name="ce3" office:value-type="string" calcext:value-type="string">
            <text:p>Technical SR Enabled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 Extended Support, Software, Public</text:p>
          </table:table-cell>
        </table:table-row>
        <table:table-row table:style-name="ro1">
          <table:table-cell office:value-type="float" office:value="16251591" calcext:value-type="float">
            <text:p>1625159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WebLogic Suite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4670661" calcext:value-type="float">
            <text:p>1467066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Database Enterprise Edition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4670661" calcext:value-type="float">
            <text:p>1467066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Real Application Clusters - Processor Perpetual</text:p>
          </table:table-cell>
          <table:table-cell table:style-name="ce4" office:value-type="string" calcext:value-type="string">
            <text:p>29-Nov-2015</text:p>
          </table:table-cell>
          <table:table-cell table:style-name="ce3" office:value-type="string" calcext:value-type="string">
            <text:p>Technical SR Enabled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 Extended Support, Software, Public</text:p>
          </table:table-cell>
        </table:table-row>
        <table:table-row table:style-name="ro1">
          <table:table-cell office:value-type="float" office:value="14670661" calcext:value-type="float">
            <text:p>14670661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Oracle WebLogic Suite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5488475" calcext:value-type="float">
            <text:p>15488475</text:p>
          </table:table-cell>
          <table:table-cell office:value-type="string" calcext:value-type="string">
            <text:p>Consejería de Innovación, Ciencia y Empresa (JUAND)</text:p>
          </table:table-cell>
          <table:table-cell table:style-name="ce3" office:value-type="string" calcext:value-type="string">
            <text:p>Support - License Only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5490923" calcext:value-type="float">
            <text:p>15490923</text:p>
          </table:table-cell>
          <table:table-cell office:value-type="string" calcext:value-type="string">
            <text:p>SERVICIO ANDALUZ DE LA SALUD.(JUAND)</text:p>
          </table:table-cell>
          <table:table-cell table:style-name="ce3" office:value-type="string" calcext:value-type="string">
            <text:p>Support - License Only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EXPRESS SERVER V4.8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FIN ANALYZER V4.8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GENERAL LEDGER V9.0 REL10.7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INVENTORY V5.0 REL10.7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OEM PERF PACK V7.3</text:p>
          </table:table-cell>
          <table:table-cell table:style-name="ce4" office:value-type="string" calcext:value-type="string">
            <text:p>29-Nov-2015</text:p>
          </table:table-cell>
          <table:table-cell table:style-name="ce3" office:value-type="string" calcext:value-type="string">
            <text:p>Technical SR Enabled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PAYABLES V8.0 REL10.7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PURCHASING V8.0 REL10.7</text:p>
          </table:table-cell>
          <table:table-cell table:style-name="ce3"/>
          <table:table-cell table:style-name="ce3" office:value-type="string" calcext:value-type="string">
            <text:p>No Support</text:p>
          </table:table-cell>
          <table:table-cell table:style-name="ce3"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HOSPITAL DE PONIENTE-SAS.(JUAND)</text:p>
          </table:table-cell>
          <table:table-cell table:style-name="ce3" office:value-type="string" calcext:value-type="string">
            <text:p>SERVER EE 8.0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6124791" calcext:value-type="float">
            <text:p>16124791</text:p>
          </table:table-cell>
          <table:table-cell office:value-type="string" calcext:value-type="string">
            <text:p>Consejería de Innovación, Ciencia y Empresa (JUAND)</text:p>
          </table:table-cell>
          <table:table-cell table:style-name="ce3" office:value-type="string" calcext:value-type="string">
            <text:p>Oracle Database Enterprise Edition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olution Support Center Service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1">
          <table:table-cell office:value-type="float" office:value="16124791" calcext:value-type="float">
            <text:p>16124791</text:p>
          </table:table-cell>
          <table:table-cell office:value-type="string" calcext:value-type="string">
            <text:p>Consejería de Innovación, Ciencia y Empresa (JUAND)</text:p>
          </table:table-cell>
          <table:table-cell table:style-name="ce3" office:value-type="string" calcext:value-type="string">
            <text:p>Oracle Real Application Clusters - Processor Perpetual</text:p>
          </table:table-cell>
          <table:table-cell table:style-name="ce4" office:value-type="string" calcext:value-type="string">
            <text:p>29-Nov-2015</text:p>
          </table:table-cell>
          <table:table-cell table:style-name="ce3" office:value-type="string" calcext:value-type="string">
            <text:p>Technical SR Enabled</text:p>
          </table:table-cell>
          <table:table-cell table:style-name="ce3" office:value-type="string" calcext:value-type="string">
            <text:p>Standard Premier Support (Software Update License and Support)</text:p>
          </table:table-cell>
          <table:table-cell table:style-name="ce3" office:value-type="string" calcext:value-type="string">
            <text:p>Software Extended Support, Software, Public</text:p>
          </table:table-cell>
        </table:table-row>
        <table:table-row table:style-name="ro1">
          <table:table-cell office:value-type="float" office:value="16124791" calcext:value-type="float">
            <text:p>16124791</text:p>
          </table:table-cell>
          <table:table-cell office:value-type="string" calcext:value-type="string">
            <text:p>Consejería de Innovación, Ciencia y Empresa (JUAND)</text:p>
          </table:table-cell>
          <table:table-cell table:style-name="ce3" office:value-type="string" calcext:value-type="string">
            <text:p>Oracle WebLogic Suite - Processor Perpetual</text:p>
          </table:table-cell>
          <table:table-cell table:style-name="ce4" office:value-type="string" calcext:value-type="string">
            <text:p>29-Nov-2013</text:p>
          </table:table-cell>
          <table:table-cell table:style-name="ce3" office:value-type="string" calcext:value-type="string">
            <text:p>No Support</text:p>
          </table:table-cell>
          <table:table-cell table:style-name="ce3" office:value-type="string" calcext:value-type="string">
            <text:p>Solution Support Center Service</text:p>
          </table:table-cell>
          <table:table-cell table:style-name="ce3" office:value-type="string" calcext:value-type="string">
            <text:p>Software, Public</text:p>
          </table:table-cell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>
        <table:named-range table:name="HTML_1" table:base-cell-address="$Hoja1.$A$1" table:cell-range-address=".$C$1:.$G$4"/>
        <table:named-range table:name="HTML_all" table:base-cell-address="$Hoja1.$A$1" table:cell-range-address=".$C$1:.$G$4"/>
        <table:named-range table:name="HTML_tables" table:base-cell-address="$Hoja1.$A$1" table:cell-range-address=".$C$1: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11:58:43.908174700</dc:date>
    <dc:creator>laura </dc:creator>
    <meta:generator>LibreOffice/4.1.3.2$Linux_x86 LibreOffice_project/70feb7d99726f064edab4605a8ab840c50ec57a</meta:generator>
    <meta:editing-duration>PT3M8S</meta:editing-duration>
    <meta:editing-cycles>5</meta:editing-cycles>
    <meta:document-statistic meta:table-count="1" meta:cell-count="124" meta:object-count="0"/>
  </office:meta>
</office:document-meta>
</file>